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formula="oooc:=AVERAGE([.B2:.K2])" office:value-type="float" office:value="0">
            <text:p>#DIV/0!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 table:formula="oooc:=AVERAGE([.B3:.K3])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table:number-columns-repeated="10"/>
          <table:table-cell office:value-type="float" office:value="4">
            <text:p>4</text:p>
          </table:table-cell>
          <table:table-cell table:formula="oooc:=AVERAGE([.B4:.K4])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office:value-type="float" office:value="8">
            <text:p>8</text:p>
          </table:table-cell>
          <table:table-cell table:formula="oooc:=AVERAGE([.B5:.K5])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table:number-columns-repeated="10"/>
          <table:table-cell office:value-type="float" office:value="16">
            <text:p>16</text:p>
          </table:table-cell>
          <table:table-cell table:formula="oooc:=AVERAGE([.B6:.K6])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  <table:table-cell office:value-type="float" office:value="32">
            <text:p>32</text:p>
          </table:table-cell>
          <table:table-cell table:formula="oooc:=AVERAGE([.B7:.K7])" office:value-type="float" office:value="0">
            <text:p>#DIV/0!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table:number-columns-repeated="10"/>
          <table:table-cell office:value-type="float" office:value="64">
            <text:p>64</text:p>
          </table:table-cell>
          <table:table-cell table:formula="oooc:=AVERAGE([.B8:.K8])" office:value-type="float" office:value="0">
            <text:p>#DIV/0!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table:number-columns-repeated="10"/>
          <table:table-cell office:value-type="float" office:value="128">
            <text:p>128</text:p>
          </table:table-cell>
          <table:table-cell table:formula="oooc:=AVERAGE([.B9:.K9])" office:value-type="float" office:value="0">
            <text:p>#DIV/0!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table:number-columns-repeated="10"/>
          <table:table-cell office:value-type="float" office:value="256">
            <text:p>256</text:p>
          </table:table-cell>
          <table:table-cell table:formula="oooc:=AVERAGE([.B10:.K10])" office:value-type="float" office:value="0">
            <text:p>#DIV/0!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0">
            <text:p>#DIV/0!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table:number-columns-repeated="11"/>
          <table:table-cell table:formula="oooc:=AVERAGE([.B11:.K11])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27in" table:end-y="0.139in" draw:z-index="0" draw:style-name="gr1" svg:width="6.6346in" svg:height="5.7484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8in" table:end-y="0.0732in" draw:z-index="1" draw:style-name="gr1" svg:width="6.5398in" svg:height="5.4398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15:1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15:12:06</dc:date>
    <meta:editing-cycles>59</meta:editing-cycles>
    <meta:editing-duration>P1DT0H15M35S</meta:editing-duration>
    <meta:user-defined meta:name="Info 1"/>
    <meta:user-defined meta:name="Info 2"/>
    <meta:user-defined meta:name="Info 3"/>
    <meta:user-defined meta:name="Info 4"/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2cm" svg:y="0.319cm" chart:style-name="ch2">
          <text:p>Ranger Running Times</text:p>
        </chart:title>
        <chart:subtitle svg:x="6.111cm" svg:y="0.981cm" chart:style-name="ch3">
          <text:p>500,000 Bodies, 3 iterations</text:p>
        </chart:subtitle>
        <chart:plot-area chart:style-name="ch4" table:cell-range-address="Sheet1.L2:Sheet1.M10" chart:data-source-has-labels="column" svg:x="0.467cm" svg:y="1.48cm" svg:width="16.04cm" svg:height="12.73cm">
          <chart:axis chart:dimension="x" chart:name="primary-x" chart:style-name="ch5">
            <chart:title svg:x="8.193cm" svg:y="13.944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1cm" svg:y="7.712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74866104126pt" style:font-size-asian="12.2274866104126pt" style:font-size-complex="12.2274866104126pt"/>
    </style:style>
    <style:style style:name="ch3" style:family="chart">
      <style:text-properties fo:font-size="10.3463344573975pt" style:font-size-asian="10.3463344573975pt" style:font-size-complex="10.3463344573975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18230438232pt" style:font-size-asian="8.46518230438232pt" style:font-size-complex="8.46518230438232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18230438232pt" style:font-size-asian="8.46518230438232pt" style:font-size-complex="8.4651823043823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8cm" chart:class="chart:line" chart:style-name="ch1">
        <chart:title svg:x="7.383cm" svg:y="0.278cm" chart:style-name="ch2">
          <text:p>Speedup </text:p>
        </chart:title>
        <chart:subtitle svg:x="5.765cm" svg:y="1.002cm" chart:style-name="ch3">
          <text:p>500,000 Bodies, 3 iterations</text:p>
        </chart:subtitle>
        <chart:plot-area chart:style-name="ch4" table:cell-range-address="Sheet1.N2:Sheet1.O10" chart:data-source-has-labels="column" svg:x="0.499cm" svg:y="1.619cm" svg:width="15.718cm" svg:height="11.557cm">
          <chart:axis chart:dimension="x" chart:name="primary-x" chart:style-name="ch5">
            <chart:title svg:x="7.869cm" svg:y="12.892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9cm" svg:y="7.736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